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8.005cm" fo:min-width="1.088cm"/>
      <style:paragraph-properties style:writing-mode="lr-tb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0.452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.02cm" fo:min-width="0.452cm"/>
      <style:paragraph-properties style:writing-mode="lr-tb"/>
    </style:style>
    <style:style style:name="gr4" style:family="graphic" style:parent-style-name="standard">
      <style:graphic-properties svg:stroke-color="#ff8000" draw:fill-color="#fff5ce" draw:textarea-horizontal-align="justify" draw:textarea-vertical-align="middle" draw:auto-grow-height="false" fo:min-height="1.338cm" fo:min-width="1.088cm"/>
      <style:paragraph-properties style:writing-mode="lr-tb"/>
    </style:style>
    <style:style style:name="gr5" style:family="graphic" style:parent-style-name="objectwithoutfill">
      <style:graphic-properties svg:stroke-color="#00a933" draw:marker-end="Arrowheads_20_5" draw:marker-end-width="0.3cm" draw:fill="none" draw:textarea-vertical-align="middle"/>
    </style:style>
    <style:style style:name="gr6" style:family="graphic" style:parent-style-name="objectwithoutfill">
      <style:graphic-properties svg:stroke-color="#00a933" draw:marker-end="Arrowheads_20_6" draw:marker-end-width="0.3cm" draw:fill="none" draw:textarea-vertical-align="middle"/>
    </style:style>
    <style:style style:name="gr7" style:family="graphic" style:parent-style-name="objectwithoutfill">
      <style:graphic-properties svg:stroke-color="#00a933" draw:marker-end="Arrowheads_20_7" draw:marker-end-width="0.3cm" draw:fill="none" draw:textarea-vertical-align="middle"/>
    </style:style>
    <style:style style:name="gr8" style:family="graphic" style:parent-style-name="objectwithoutfill">
      <style:graphic-properties svg:stroke-color="#00a933" draw:marker-end="Arrowheads_20_8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.02cm" fo:min-width="1.088cm"/>
      <style:paragraph-properties style:writing-mode="lr-tb"/>
    </style:style>
    <style:style style:name="gr12" style:family="graphic" style:parent-style-name="standard">
      <style:graphic-properties svg:stroke-color="#ff0000" draw:fill-color="#f7d1d5" draw:textarea-horizontal-align="justify" draw:textarea-vertical-align="middle" draw:auto-grow-height="false" fo:min-height="1.338cm" fo:min-width="3.31cm"/>
      <style:paragraph-properties style:writing-mode="lr-tb"/>
    </style:style>
    <style:style style:name="gr13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ff5ce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7d1d5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88cm" svg:height="8.255cm" svg:x="4.174cm" svg:y="3.54cm">
          <text:p text:style-name="P1">256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588cm" svg:height="8.255cm" svg:x="6.713cm" svg:y="3.54cm">
          <text:p text:style-name="P1">256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588cm" svg:height="8.255cm" svg:x="11.159cm" svg:y="3.54cm">
          <text:p text:style-name="P1">25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88cm" svg:height="8.255cm" svg:x="4.174cm" svg:y="3.54cm">
          <text:p text:style-name="P1">256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0.952cm" svg:height="1.27cm" svg:x="9.254cm" svg:y="7.032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588cm" svg:height="8.255cm" svg:x="4.174cm" svg:y="3.54cm">
          <text:p text:style-name="P1">256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1.27cm" svg:x="4.493cm" svg:y="11.79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1.27cm" svg:x="7.032cm" svg:y="11.79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1.27cm" svg:x="11.478cm" svg:y="11.795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588cm" svg:height="8.255cm" svg:x="13.699cm" svg:y="3.54cm">
          <text:p text:style-name="P1">256</text:p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1.588cm" svg:height="1.588cm" svg:x="13.7cm" svg:y="1.317cm">
          <text:p text:style-name="P1">X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5.762cm" svg:y1="7.667cm" svg:x2="6.713cm" svg:y2="7.667cm" draw:start-shape="id1" draw:start-glue-point="1" draw:end-shape="id2" svg:d="M5762 7667h951" svg:viewBox="0 0 952 1">
          <text:p/>
        </draw:connector>
        <draw:connector draw:style-name="gr6" draw:text-style-name="P5" draw:layer="layout" svg:x1="8.301cm" svg:y1="7.667cm" svg:x2="9.254cm" svg:y2="7.667cm" draw:start-shape="id2" draw:start-glue-point="1" draw:end-shape="id3" draw:end-glue-point="3" svg:d="M8301 7667h953" svg:viewBox="0 0 954 1">
          <text:p/>
        </draw:connector>
        <draw:connector draw:style-name="gr7" draw:text-style-name="P5" draw:layer="layout" svg:x1="10.206cm" svg:y1="7.667cm" svg:x2="11.159cm" svg:y2="7.667cm" draw:start-shape="id3" draw:start-glue-point="1" draw:end-shape="id4" draw:end-glue-point="3" svg:d="M10206 7667h953" svg:viewBox="0 0 954 1">
          <text:p/>
        </draw:connector>
        <draw:connector draw:style-name="gr8" draw:text-style-name="P5" draw:layer="layout" svg:x1="12.747cm" svg:y1="7.667cm" svg:x2="13.699cm" svg:y2="7.667cm" draw:start-shape="id4" draw:start-glue-point="1" draw:end-shape="id5" draw:end-glue-point="3" svg:d="M12747 7667h952" svg:viewBox="0 0 953 1">
          <text:p/>
        </draw:connector>
        <draw:connector draw:style-name="gr9" draw:text-style-name="P5" draw:layer="layout" svg:x1="14.494cm" svg:y1="2.905cm" svg:x2="14.493cm" svg:y2="3.54cm" draw:start-shape="id6" draw:start-glue-point="2" draw:end-shape="id5" draw:end-glue-point="0" svg:d="M14494 2905v317h-1v318" svg:viewBox="0 0 2 636">
          <text:p/>
        </draw:connector>
        <draw:custom-shape draw:style-name="gr4" draw:text-style-name="P4" xml:id="id7" draw:id="id7" draw:layer="layout" svg:width="1.588cm" svg:height="1.588cm" svg:x="1.952cm" svg:y="5.127cm">
          <text:p text:style-name="P1">X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svg:x1="2.746cm" svg:y1="6.715cm" svg:x2="4.174cm" svg:y2="7.667cm" draw:start-shape="id7" draw:start-glue-point="2" draw:end-shape="id1" draw:end-glue-point="3" svg:d="M2746 6715v952h1428" svg:viewBox="0 0 1429 953">
          <text:p/>
        </draw:connector>
        <draw:custom-shape draw:style-name="gr1" draw:text-style-name="P1" xml:id="id8" draw:id="id8" draw:layer="layout" svg:width="1.588cm" svg:height="8.255cm" svg:x="16.239cm" svg:y="3.54cm">
          <text:p text:style-name="P1">256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5.287cm" svg:y1="7.667cm" svg:x2="16.239cm" svg:y2="7.667cm" draw:end-shape="id8" draw:end-glue-point="3" svg:d="M15287 7667h952" svg:viewBox="0 0 953 1">
          <text:p/>
        </draw:connector>
        <draw:custom-shape draw:style-name="gr1" draw:text-style-name="P1" xml:id="id9" draw:id="id9" draw:layer="layout" svg:width="1.588cm" svg:height="8.255cm" svg:x="18.779cm" svg:y="3.54cm">
          <text:p text:style-name="P1">256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7.827cm" svg:y1="7.667cm" svg:x2="18.779cm" svg:y2="7.667cm" draw:end-shape="id9" draw:end-glue-point="3" svg:d="M17827 7667h952" svg:viewBox="0 0 953 1">
          <text:p/>
        </draw:connector>
        <draw:custom-shape draw:style-name="gr1" draw:text-style-name="P1" xml:id="id10" draw:id="id10" draw:layer="layout" svg:width="1.588cm" svg:height="8.255cm" svg:x="21.319cm" svg:y="3.54cm">
          <text:p text:style-name="P1">128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20.367cm" svg:y1="7.667cm" svg:x2="21.319cm" svg:y2="7.667cm" draw:end-shape="id10" draw:end-glue-point="3" svg:d="M20367 7667h952" svg:viewBox="0 0 953 1">
          <text:p/>
        </draw:connector>
        <draw:custom-shape draw:style-name="gr3" draw:text-style-name="P3" draw:layer="layout" svg:width="0.952cm" svg:height="1.27cm" svg:x="14.017cm" svg:y="11.79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1.27cm" svg:x="16.557cm" svg:y="11.795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588cm" svg:height="1.27cm" svg:x="18.78cm" svg:y="11.79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588cm" svg:height="1.27cm" svg:x="21.32cm" svg:y="11.79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xml:id="id11" draw:id="id11" draw:layer="layout" svg:width="3.81cm" svg:height="1.588cm" svg:x="23.86cm" svg:y="8.937cm">
          <text:p text:style-name="P1">(r, g, b, σ)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22.907cm" svg:y1="7.667cm" svg:x2="25.765cm" svg:y2="8.937cm" draw:start-shape="id10" draw:start-glue-point="1" draw:end-shape="id11" draw:end-glue-point="0" svg:d="M22907 7667h2858v1270" svg:viewBox="0 0 2859 127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08T15:33:30.876599676</meta:creation-date>
    <dc:date>2023-11-08T15:56:51.302986911</dc:date>
    <meta:editing-duration>PT2M58S</meta:editing-duration>
    <meta:editing-cycles>2</meta:editing-cycles>
    <meta:generator>LibreOffice/7.3.7.2$Linux_X86_64 LibreOffice_project/30$Build-2</meta:generator>
    <meta:document-statistic meta:object-count="30"/>
  </office:meta>
</office:document-meta>
</file>